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34000000340A140E59677BD31D.jpg" manifest:media-type="image/jpeg"/>
  <manifest:file-entry manifest:full-path="Pictures/10000000000000420000002C408E28573CFEE13E.jpg" manifest:media-type="image/jpeg"/>
  <manifest:file-entry manifest:full-path="Pictures/10000000000001BB000001CEC43423888AD103C4.jpg" manifest:media-type="image/jpeg"/>
  <manifest:file-entry manifest:full-path="Pictures/10000201000000D80000001E11CF9B93FEF71948.png" manifest:media-type="image/png"/>
  <manifest:file-entry manifest:full-path="Pictures/100002010000002E0000002E56D5001252F6F842.png" manifest:media-type="image/png"/>
  <manifest:file-entry manifest:full-path="Pictures/100002010000022600000081A69AB7CEF445882B.png" manifest:media-type="image/png"/>
  <manifest:file-entry manifest:full-path="Pictures/100000000000034A0000014A90955AC42A399354.jpg" manifest:media-type="image/jpeg"/>
  <manifest:file-entry manifest:full-path="Pictures/1000000000000113000000B740B3638B91E1D20B.png" manifest:media-type="image/png"/>
  <manifest:file-entry manifest:full-path="Pictures/10000201000000E200000084D04EF803361B0203.png" manifest:media-type="image/png"/>
  <manifest:file-entry manifest:full-path="Pictures/10000201000002120000007C603C8B0C98963FC7.png" manifest:media-type="image/png"/>
  <manifest:file-entry manifest:full-path="Pictures/100000000000023100000220F1928CF70CB8B21C.jpg" manifest:media-type="image/jpeg"/>
  <manifest:file-entry manifest:full-path="Pictures/100002000000000A0000000A5CBD833091249E98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6" svg:font-family="'Century Gothic'" style:font-family-generic="swiss"/>
    <style:font-face style:name="Century Gothic2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Libre_5f_Office_5f_Temp-outline1">
      <style:graphic-properties draw:stroke="none" svg:stroke-width="0cm" draw:fill="none" draw:textarea-vertical-align="middle" draw:auto-grow-height="false" draw:fit-to-size="false" fo:min-height="6.378cm" fo:padding-top="0.095cm" fo:padding-bottom="0.095cm" fo:padding-left="0.19cm" fo:padding-right="0.19cm" fo:wrap-option="wrap"/>
    </style:style>
    <style:style style:name="pr3" style:family="presentation" style:parent-style-name="Libre_5f_Office_5f_Temp-notes">
      <style:graphic-properties draw:fill-color="#ffffff" fo:min-height="12.572cm"/>
    </style:style>
    <style:style style:name="pr4" style:family="presentation" style:parent-style-name="Libre_5f_Office_5f_Temp3-title">
      <style:graphic-properties fo:min-height="0.888cm"/>
    </style:style>
    <style:style style:name="pr5" style:family="presentation" style:parent-style-name="Libre_5f_Office_5f_Temp3-subtitle">
      <style:graphic-properties draw:fill-color="#ffffff" fo:min-height="7.925cm"/>
    </style:style>
    <style:style style:name="pr6" style:family="presentation" style:parent-style-name="Libre_5f_Office_5f_Temp3-notes">
      <style:graphic-properties draw:fill-color="#ffffff" fo:min-height="11.429cm"/>
    </style:style>
    <style:style style:name="pr7" style:family="presentation" style:parent-style-name="Libre_5f_Office_5f_Temp3-outline1">
      <style:graphic-properties fo:min-height="4.111cm"/>
    </style:style>
    <style:style style:name="pr8" style:family="presentation" style:parent-style-name="Libre_5f_Office_5f_Temp3-subtitle" style:list-style-name="L3">
      <style:graphic-properties draw:fill-color="#ffffff" fo:min-height="9.143cm"/>
    </style:style>
    <style:style style:name="pr9" style:family="presentation" style:parent-style-name="Libre_5f_Office_5f_Temp4-notes">
      <style:graphic-properties draw:fill-color="#ffffff" fo:min-height="11.429cm"/>
    </style:style>
    <style:style style:name="pr10" style:family="presentation" style:parent-style-name="Libre_5f_Office_5f_Temp5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A0000000A5CBD833091249E98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5CBD833091249E98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CBD833091249E98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CBD833091249E98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CBD833091249E98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CBD833091249E98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CBD833091249E98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CBD833091249E98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CBD833091249E98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CBD833091249E98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ibre_5f_Office_5f_Temp" presentation:presentation-page-layout-name="AL1T0" xml:id="id1" draw:id="id1"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LibreOffice Template</text:span></text:p>
          </draw:text-box>
        </draw:frame>
        <draw:frame draw:name="Text Placeholder 3" presentation:style-name="pr2" draw:text-style-name="P3" draw:layer="layout" svg:width="14.604cm" svg:height="1.057cm" svg:x="1.905cm" svg:y="6.985cm" presentation:class="outline" presentation:placeholder="true" presentation:user-transformed="true">
          <draw:text-box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bre_5f_Office_5f_Temp3" presentation:presentation-page-layout-name="AL1T0" xml:id="id2" draw:id="id2">
        <draw:frame presentation:style-name="pr4" draw:layer="layout" svg:width="18.202cm" svg:height="0.888cm" svg:x="0.212cm" svg:y="0.169cm" presentation:class="title" presentation:user-transformed="true">
          <draw:text-box>
            <text:p>Test</text:p>
          </draw:text-box>
        </draw:frame>
        <draw:frame presentation:style-name="pr5" draw:text-style-name="P4" draw:layer="layout" svg:width="19.202cm" svg:height="7.925cm" svg:x="0.356cm" svg:y="1.473cm" presentation:class="subtitle" presentation:user-transformed="true">
          <draw:text-box>
            <text:p>Test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Libre_5f_Office_5f_Temp3" presentation:presentation-page-layout-name="AL2T14" xml:id="id3" draw:id="id3">
        <draw:frame presentation:style-name="pr4" draw:layer="layout" svg:width="18.202cm" svg:height="0.888cm" svg:x="0.212cm" svg:y="0.169cm" presentation:class="title" presentation:placeholder="true" presentation:user-transformed="true">
          <draw:text-box/>
        </draw:frame>
        <draw:frame presentation:style-name="pr7" draw:layer="layout" svg:width="9.651cm" svg:height="4.361cm" svg:x="0.356cm" svg:y="1.473cm" presentation:class="outline" presentation:placeholder="true">
          <draw:text-box/>
        </draw:frame>
        <draw:frame presentation:style-name="pr7" draw:layer="layout" svg:width="9.651cm" svg:height="4.361cm" svg:x="0.356cm" svg:y="6.249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Libre_5f_Office_5f_Temp3" presentation:presentation-page-layout-name="AL1T0" xml:id="id4" draw:id="id4">
        <draw:frame presentation:style-name="pr4" draw:layer="layout" svg:width="18.202cm" svg:height="0.888cm" svg:x="0.212cm" svg:y="0.169cm" presentation:class="title" presentation:placeholder="true">
          <draw:text-box/>
        </draw:frame>
        <draw:frame presentation:style-name="pr8" draw:text-style-name="P4" draw:layer="layout" svg:width="18.44cm" svg:height="9.143cm" svg:x="0.356cm" svg:y="1.473cm" presentation:class="subtitle" presentation:user-transformed="true">
          <draw:text-box>
            <text:list text:style-name="L3">
              <text:list-header>
                <text:p>Test</text:p>
                <text:p/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Libre_5f_Office_5f_Temp4" xml:id="id5" draw:id="id5"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Libre_5f_Office_5f_Temp5" xml:id="id6" draw:id="id6"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6" presentation:class="page"/>
          <draw:frame presentation:style-name="pr10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3" svg:font-family="'Century Gothic'"/>
    <style:font-face style:name="Century Gothic6" svg:font-family="'Century Gothic'" style:font-family-generic="swiss"/>
    <style:font-face style:name="Century Gothic2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bre_5f_Office_5f_Temp-background" style:display-name="Libre_Office_Temp-background" style:family="presentation">
      <style:graphic-properties draw:stroke="none" draw:fill="solid" draw:fill-color="#ffffff"/>
      <style:text-properties style:letter-kerning="true"/>
    </style:style>
    <style:style style:name="Libre_5f_Office_5f_Temp-backgroundobjects" style:display-name="Libre_Office_Tem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-notes" style:display-name="Libre_Office_Tem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-outline1" style:display-name="Libre_Office_Temp-outline1" style:family="presentation">
      <style:graphic-properties draw:stroke="none" draw:fill="none" draw:auto-grow-height="false" draw:fit-to-size="shrink-to-fit">
        <text:list-style style:name="Libre_5f_Office_5f_Temp-outline1" style:display-name="Libre_Office_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-outline2" style:display-name="Libre_Office_Temp-outline2" style:family="presentation" style:parent-style-name="Libre_5f_Office_5f_Temp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-outline3" style:display-name="Libre_Office_Temp-outline3" style:family="presentation" style:parent-style-name="Libre_5f_Office_5f_Temp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-outline4" style:display-name="Libre_Office_Temp-outline4" style:family="presentation" style:parent-style-name="Libre_5f_Office_5f_Temp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-outline5" style:display-name="Libre_Office_Temp-outline5" style:family="presentation" style:parent-style-name="Libre_5f_Office_5f_Temp-outline4">
      <style:paragraph-properties fo:margin-top="0.1cm" fo:margin-bottom="0cm"/>
      <style:text-properties fo:font-size="20pt" style:font-size-asian="20pt" style:font-size-complex="20pt"/>
    </style:style>
    <style:style style:name="Libre_5f_Office_5f_Temp-outline6" style:display-name="Libre_Office_Temp-outline6" style:family="presentation" style:parent-style-name="Libre_5f_Office_5f_Temp-outline5">
      <style:paragraph-properties fo:margin-top="0.1cm" fo:margin-bottom="0cm"/>
      <style:text-properties fo:font-size="20pt" style:font-size-asian="20pt" style:font-size-complex="20pt"/>
    </style:style>
    <style:style style:name="Libre_5f_Office_5f_Temp-outline7" style:display-name="Libre_Office_Temp-outline7" style:family="presentation" style:parent-style-name="Libre_5f_Office_5f_Temp-outline6">
      <style:paragraph-properties fo:margin-top="0.1cm" fo:margin-bottom="0cm"/>
      <style:text-properties fo:font-size="20pt" style:font-size-asian="20pt" style:font-size-complex="20pt"/>
    </style:style>
    <style:style style:name="Libre_5f_Office_5f_Temp-outline8" style:display-name="Libre_Office_Temp-outline8" style:family="presentation" style:parent-style-name="Libre_5f_Office_5f_Temp-outline7">
      <style:paragraph-properties fo:margin-top="0.1cm" fo:margin-bottom="0cm"/>
      <style:text-properties fo:font-size="20pt" style:font-size-asian="20pt" style:font-size-complex="20pt"/>
    </style:style>
    <style:style style:name="Libre_5f_Office_5f_Temp-outline9" style:display-name="Libre_Office_Temp-outline9" style:family="presentation" style:parent-style-name="Libre_5f_Office_5f_Temp-outline8">
      <style:paragraph-properties fo:margin-top="0.1cm" fo:margin-bottom="0cm"/>
      <style:text-properties fo:font-size="20pt" style:font-size-asian="20pt" style:font-size-complex="20pt"/>
    </style:style>
    <style:style style:name="Libre_5f_Office_5f_Temp-subtitle" style:display-name="Libre_Office_Temp-subtitle" style:family="presentation">
      <style:graphic-properties draw:stroke="none" draw:fill="none" draw:textarea-vertical-align="middle">
        <text:list-style style:name="Libre_5f_Office_5f_Temp-subtitle" style:display-name="Libre_Office_Tem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-title" style:display-name="Libre_Office_Temp-title" style:family="presentation">
      <style:graphic-properties draw:stroke="none" draw:fill="none" draw:textarea-vertical-align="middle">
        <text:list-style style:name="Libre_5f_Office_5f_Temp-title" style:display-name="Libre_Office_Tem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background" style:display-name="Libre_Office_Temp1-background" style:family="presentation">
      <style:graphic-properties draw:stroke="none" draw:fill="solid" draw:fill-color="#ffffff"/>
      <style:text-properties style:letter-kerning="true"/>
    </style:style>
    <style:style style:name="Libre_5f_Office_5f_Temp1-backgroundobjects" style:display-name="Libre_Office_Tem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1-notes" style:display-name="Libre_Office_Tem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1-outline1" style:display-name="Libre_Office_Temp1-outline1" style:family="presentation">
      <style:graphic-properties draw:stroke="none" draw:fill="none" draw:auto-grow-height="false" draw:fit-to-size="shrink-to-fit">
        <text:list-style style:name="Libre_5f_Office_5f_Temp1-outline1" style:display-name="Libre_Office_Tem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outline2" style:display-name="Libre_Office_Temp1-outline2" style:family="presentation" style:parent-style-name="Libre_5f_Office_5f_Temp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1-outline3" style:display-name="Libre_Office_Temp1-outline3" style:family="presentation" style:parent-style-name="Libre_5f_Office_5f_Temp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1-outline4" style:display-name="Libre_Office_Temp1-outline4" style:family="presentation" style:parent-style-name="Libre_5f_Office_5f_Temp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1-outline5" style:display-name="Libre_Office_Temp1-outline5" style:family="presentation" style:parent-style-name="Libre_5f_Office_5f_Temp1-outline4">
      <style:paragraph-properties fo:margin-top="0.1cm" fo:margin-bottom="0cm"/>
      <style:text-properties fo:font-size="20pt" style:font-size-asian="20pt" style:font-size-complex="20pt"/>
    </style:style>
    <style:style style:name="Libre_5f_Office_5f_Temp1-outline6" style:display-name="Libre_Office_Temp1-outline6" style:family="presentation" style:parent-style-name="Libre_5f_Office_5f_Temp1-outline5">
      <style:paragraph-properties fo:margin-top="0.1cm" fo:margin-bottom="0cm"/>
      <style:text-properties fo:font-size="20pt" style:font-size-asian="20pt" style:font-size-complex="20pt"/>
    </style:style>
    <style:style style:name="Libre_5f_Office_5f_Temp1-outline7" style:display-name="Libre_Office_Temp1-outline7" style:family="presentation" style:parent-style-name="Libre_5f_Office_5f_Temp1-outline6">
      <style:paragraph-properties fo:margin-top="0.1cm" fo:margin-bottom="0cm"/>
      <style:text-properties fo:font-size="20pt" style:font-size-asian="20pt" style:font-size-complex="20pt"/>
    </style:style>
    <style:style style:name="Libre_5f_Office_5f_Temp1-outline8" style:display-name="Libre_Office_Temp1-outline8" style:family="presentation" style:parent-style-name="Libre_5f_Office_5f_Temp1-outline7">
      <style:paragraph-properties fo:margin-top="0.1cm" fo:margin-bottom="0cm"/>
      <style:text-properties fo:font-size="20pt" style:font-size-asian="20pt" style:font-size-complex="20pt"/>
    </style:style>
    <style:style style:name="Libre_5f_Office_5f_Temp1-outline9" style:display-name="Libre_Office_Temp1-outline9" style:family="presentation" style:parent-style-name="Libre_5f_Office_5f_Temp1-outline8">
      <style:paragraph-properties fo:margin-top="0.1cm" fo:margin-bottom="0cm"/>
      <style:text-properties fo:font-size="20pt" style:font-size-asian="20pt" style:font-size-complex="20pt"/>
    </style:style>
    <style:style style:name="Libre_5f_Office_5f_Temp1-subtitle" style:display-name="Libre_Office_Temp1-subtitle" style:family="presentation">
      <style:graphic-properties draw:stroke="none" draw:fill="none" draw:textarea-vertical-align="middle">
        <text:list-style style:name="Libre_5f_Office_5f_Temp1-subtitle" style:display-name="Libre_Office_Tem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1-title" style:display-name="Libre_Office_Temp1-title" style:family="presentation">
      <style:graphic-properties draw:stroke="none" draw:fill="none" draw:textarea-vertical-align="middle">
        <text:list-style style:name="Libre_5f_Office_5f_Temp1-title" style:display-name="Libre_Office_Tem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background" style:display-name="Libre_Office_Temp2-background" style:family="presentation">
      <style:graphic-properties draw:stroke="none" draw:fill="solid" draw:fill-color="#ffffff"/>
      <style:text-properties style:letter-kerning="true"/>
    </style:style>
    <style:style style:name="Libre_5f_Office_5f_Temp2-backgroundobjects" style:display-name="Libre_Office_Temp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2-notes" style:display-name="Libre_Office_Temp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2-outline1" style:display-name="Libre_Office_Temp2-outline1" style:family="presentation">
      <style:graphic-properties draw:stroke="none" draw:fill="none" draw:auto-grow-height="false" draw:fit-to-size="shrink-to-fit">
        <text:list-style style:name="Libre_5f_Office_5f_Temp2-outline1" style:display-name="Libre_Office_Temp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outline2" style:display-name="Libre_Office_Temp2-outline2" style:family="presentation" style:parent-style-name="Libre_5f_Office_5f_Temp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2-outline3" style:display-name="Libre_Office_Temp2-outline3" style:family="presentation" style:parent-style-name="Libre_5f_Office_5f_Temp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2-outline4" style:display-name="Libre_Office_Temp2-outline4" style:family="presentation" style:parent-style-name="Libre_5f_Office_5f_Temp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2-outline5" style:display-name="Libre_Office_Temp2-outline5" style:family="presentation" style:parent-style-name="Libre_5f_Office_5f_Temp2-outline4">
      <style:paragraph-properties fo:margin-top="0.1cm" fo:margin-bottom="0cm"/>
      <style:text-properties fo:font-size="20pt" style:font-size-asian="20pt" style:font-size-complex="20pt"/>
    </style:style>
    <style:style style:name="Libre_5f_Office_5f_Temp2-outline6" style:display-name="Libre_Office_Temp2-outline6" style:family="presentation" style:parent-style-name="Libre_5f_Office_5f_Temp2-outline5">
      <style:paragraph-properties fo:margin-top="0.1cm" fo:margin-bottom="0cm"/>
      <style:text-properties fo:font-size="20pt" style:font-size-asian="20pt" style:font-size-complex="20pt"/>
    </style:style>
    <style:style style:name="Libre_5f_Office_5f_Temp2-outline7" style:display-name="Libre_Office_Temp2-outline7" style:family="presentation" style:parent-style-name="Libre_5f_Office_5f_Temp2-outline6">
      <style:paragraph-properties fo:margin-top="0.1cm" fo:margin-bottom="0cm"/>
      <style:text-properties fo:font-size="20pt" style:font-size-asian="20pt" style:font-size-complex="20pt"/>
    </style:style>
    <style:style style:name="Libre_5f_Office_5f_Temp2-outline8" style:display-name="Libre_Office_Temp2-outline8" style:family="presentation" style:parent-style-name="Libre_5f_Office_5f_Temp2-outline7">
      <style:paragraph-properties fo:margin-top="0.1cm" fo:margin-bottom="0cm"/>
      <style:text-properties fo:font-size="20pt" style:font-size-asian="20pt" style:font-size-complex="20pt"/>
    </style:style>
    <style:style style:name="Libre_5f_Office_5f_Temp2-outline9" style:display-name="Libre_Office_Temp2-outline9" style:family="presentation" style:parent-style-name="Libre_5f_Office_5f_Temp2-outline8">
      <style:paragraph-properties fo:margin-top="0.1cm" fo:margin-bottom="0cm"/>
      <style:text-properties fo:font-size="20pt" style:font-size-asian="20pt" style:font-size-complex="20pt"/>
    </style:style>
    <style:style style:name="Libre_5f_Office_5f_Temp2-subtitle" style:display-name="Libre_Office_Temp2-subtitle" style:family="presentation">
      <style:graphic-properties draw:stroke="none" draw:fill="none" draw:textarea-vertical-align="middle">
        <text:list-style style:name="Libre_5f_Office_5f_Temp2-subtitle" style:display-name="Libre_Office_Temp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2-title" style:display-name="Libre_Office_Temp2-title" style:family="presentation">
      <style:graphic-properties draw:stroke="none" draw:fill="none" draw:textarea-vertical-align="middle">
        <text:list-style style:name="Libre_5f_Office_5f_Temp2-title" style:display-name="Libre_Office_Temp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top="0.1cm" fo:margin-bottom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top="0.1cm" fo:margin-bottom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top="0.1cm" fo:margin-bottom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top="0.1cm" fo:margin-bottom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top="0.1cm" fo:margin-bottom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Gothic5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background" style:display-name="Libre_Office_Temp4-background" style:family="presentation">
      <style:graphic-properties draw:stroke="none" draw:fill="solid" draw:fill-color="#ffffff"/>
      <style:text-properties style:letter-kerning="true"/>
    </style:style>
    <style:style style:name="Libre_5f_Office_5f_Temp4-backgroundobjects" style:display-name="Libre_Office_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4-notes" style:display-name="Libre_Office_Temp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4-outline1" style:display-name="Libre_Office_Temp4-outline1" style:family="presentation">
      <style:graphic-properties draw:stroke="none" draw:fill="none" draw:auto-grow-height="false" draw:fit-to-size="shrink-to-fit">
        <text:list-style style:name="Libre_5f_Office_5f_Temp4-outline1" style:display-name="Libre_Office_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outline2" style:display-name="Libre_Office_Temp4-outline2" style:family="presentation" style:parent-style-name="Libre_5f_Office_5f_Temp4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4-outline3" style:display-name="Libre_Office_Temp4-outline3" style:family="presentation" style:parent-style-name="Libre_5f_Office_5f_Temp4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4-outline4" style:display-name="Libre_Office_Temp4-outline4" style:family="presentation" style:parent-style-name="Libre_5f_Office_5f_Temp4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4-outline5" style:display-name="Libre_Office_Temp4-outline5" style:family="presentation" style:parent-style-name="Libre_5f_Office_5f_Temp4-outline4">
      <style:paragraph-properties fo:margin-top="0.1cm" fo:margin-bottom="0cm"/>
      <style:text-properties fo:font-size="20pt" style:font-size-asian="20pt" style:font-size-complex="20pt"/>
    </style:style>
    <style:style style:name="Libre_5f_Office_5f_Temp4-outline6" style:display-name="Libre_Office_Temp4-outline6" style:family="presentation" style:parent-style-name="Libre_5f_Office_5f_Temp4-outline5">
      <style:paragraph-properties fo:margin-top="0.1cm" fo:margin-bottom="0cm"/>
      <style:text-properties fo:font-size="20pt" style:font-size-asian="20pt" style:font-size-complex="20pt"/>
    </style:style>
    <style:style style:name="Libre_5f_Office_5f_Temp4-outline7" style:display-name="Libre_Office_Temp4-outline7" style:family="presentation" style:parent-style-name="Libre_5f_Office_5f_Temp4-outline6">
      <style:paragraph-properties fo:margin-top="0.1cm" fo:margin-bottom="0cm"/>
      <style:text-properties fo:font-size="20pt" style:font-size-asian="20pt" style:font-size-complex="20pt"/>
    </style:style>
    <style:style style:name="Libre_5f_Office_5f_Temp4-outline8" style:display-name="Libre_Office_Temp4-outline8" style:family="presentation" style:parent-style-name="Libre_5f_Office_5f_Temp4-outline7">
      <style:paragraph-properties fo:margin-top="0.1cm" fo:margin-bottom="0cm"/>
      <style:text-properties fo:font-size="20pt" style:font-size-asian="20pt" style:font-size-complex="20pt"/>
    </style:style>
    <style:style style:name="Libre_5f_Office_5f_Temp4-outline9" style:display-name="Libre_Office_Temp4-outline9" style:family="presentation" style:parent-style-name="Libre_5f_Office_5f_Temp4-outline8">
      <style:paragraph-properties fo:margin-top="0.1cm" fo:margin-bottom="0cm"/>
      <style:text-properties fo:font-size="20pt" style:font-size-asian="20pt" style:font-size-complex="20pt"/>
    </style:style>
    <style:style style:name="Libre_5f_Office_5f_Temp4-subtitle" style:display-name="Libre_Office_Temp4-subtitle" style:family="presentation">
      <style:graphic-properties draw:stroke="none" draw:fill="none" draw:textarea-vertical-align="middle">
        <text:list-style style:name="Libre_5f_Office_5f_Temp4-subtitle" style:display-name="Libre_Office_Temp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4-title" style:display-name="Libre_Office_Temp4-title" style:family="presentation">
      <style:graphic-properties draw:stroke="none" draw:fill="none" draw:textarea-vertical-align="middle">
        <text:list-style style:name="Libre_5f_Office_5f_Temp4-title" style:display-name="Libre_Office_Temp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background" style:display-name="Libre_Office_Temp5-background" style:family="presentation">
      <style:graphic-properties draw:stroke="none" draw:fill="solid" draw:fill-color="#ffffff"/>
      <style:text-properties style:letter-kerning="true"/>
    </style:style>
    <style:style style:name="Libre_5f_Office_5f_Temp5-backgroundobjects" style:display-name="Libre_Office_Temp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5-notes" style:display-name="Libre_Office_Temp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5-outline1" style:display-name="Libre_Office_Temp5-outline1" style:family="presentation">
      <style:graphic-properties draw:stroke="none" draw:fill="none" draw:auto-grow-height="false" draw:fit-to-size="shrink-to-fit">
        <text:list-style style:name="Libre_5f_Office_5f_Temp5-outline1" style:display-name="Libre_Office_Temp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outline2" style:display-name="Libre_Office_Temp5-outline2" style:family="presentation" style:parent-style-name="Libre_5f_Office_5f_Temp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5-outline3" style:display-name="Libre_Office_Temp5-outline3" style:family="presentation" style:parent-style-name="Libre_5f_Office_5f_Temp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5-outline4" style:display-name="Libre_Office_Temp5-outline4" style:family="presentation" style:parent-style-name="Libre_5f_Office_5f_Temp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5-outline5" style:display-name="Libre_Office_Temp5-outline5" style:family="presentation" style:parent-style-name="Libre_5f_Office_5f_Temp5-outline4">
      <style:paragraph-properties fo:margin-top="0.1cm" fo:margin-bottom="0cm"/>
      <style:text-properties fo:font-size="20pt" style:font-size-asian="20pt" style:font-size-complex="20pt"/>
    </style:style>
    <style:style style:name="Libre_5f_Office_5f_Temp5-outline6" style:display-name="Libre_Office_Temp5-outline6" style:family="presentation" style:parent-style-name="Libre_5f_Office_5f_Temp5-outline5">
      <style:paragraph-properties fo:margin-top="0.1cm" fo:margin-bottom="0cm"/>
      <style:text-properties fo:font-size="20pt" style:font-size-asian="20pt" style:font-size-complex="20pt"/>
    </style:style>
    <style:style style:name="Libre_5f_Office_5f_Temp5-outline7" style:display-name="Libre_Office_Temp5-outline7" style:family="presentation" style:parent-style-name="Libre_5f_Office_5f_Temp5-outline6">
      <style:paragraph-properties fo:margin-top="0.1cm" fo:margin-bottom="0cm"/>
      <style:text-properties fo:font-size="20pt" style:font-size-asian="20pt" style:font-size-complex="20pt"/>
    </style:style>
    <style:style style:name="Libre_5f_Office_5f_Temp5-outline8" style:display-name="Libre_Office_Temp5-outline8" style:family="presentation" style:parent-style-name="Libre_5f_Office_5f_Temp5-outline7">
      <style:paragraph-properties fo:margin-top="0.1cm" fo:margin-bottom="0cm"/>
      <style:text-properties fo:font-size="20pt" style:font-size-asian="20pt" style:font-size-complex="20pt"/>
    </style:style>
    <style:style style:name="Libre_5f_Office_5f_Temp5-outline9" style:display-name="Libre_Office_Temp5-outline9" style:family="presentation" style:parent-style-name="Libre_5f_Office_5f_Temp5-outline8">
      <style:paragraph-properties fo:margin-top="0.1cm" fo:margin-bottom="0cm"/>
      <style:text-properties fo:font-size="20pt" style:font-size-asian="20pt" style:font-size-complex="20pt"/>
    </style:style>
    <style:style style:name="Libre_5f_Office_5f_Temp5-subtitle" style:display-name="Libre_Office_Temp5-subtitle" style:family="presentation">
      <style:graphic-properties draw:stroke="none" draw:fill="none" draw:textarea-vertical-align="middle">
        <text:list-style style:name="Libre_5f_Office_5f_Temp5-subtitle" style:display-name="Libre_Office_Temp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5-title" style:display-name="Libre_Office_Temp5-title" style:family="presentation">
      <style:graphic-properties draw:stroke="none" draw:fill="none" draw:textarea-vertical-align="middle">
        <text:list-style style:name="Libre_5f_Office_5f_Temp5-title" style:display-name="Libre_Office_Temp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Libre_5f_Office_5f_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Libre_5f_Office_5f_Temp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bre_5f_Office_5f_Temp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5" style:family="presentation" style:parent-style-name="Libre_5f_Office_5f_Temp1-backgroundobjects">
      <style:graphic-properties draw:stroke="none" draw:fill="none" draw:fill-color="#ffffff" draw:auto-grow-height="false" fo:min-height="1.397cm"/>
    </style:style>
    <style:style style:name="Mpr6" style:family="presentation" style:parent-style-name="Libre_5f_Office_5f_Temp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bre_5f_Office_5f_Temp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8" style:family="presentation" style:parent-style-name="Libre_5f_Office_5f_Temp2-backgroundobjects">
      <style:graphic-properties draw:stroke="none" draw:fill="none" draw:fill-color="#ffffff" draw:auto-grow-height="false" fo:min-height="1.397cm"/>
    </style:style>
    <style:style style:name="Mpr9" style:family="presentation" style:parent-style-name="Libre_5f_Office_5f_Temp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12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bre_5f_Office_5f_Temp4-backgroundobjects">
      <style:graphic-properties draw:stroke="none" draw:fill="none" draw:fill-color="#ffffff" draw:auto-grow-height="false" fo:min-height="1.27cm"/>
    </style:style>
    <style:style style:name="Mpr14" style:family="presentation" style:parent-style-name="Libre_5f_Office_5f_Temp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Libre_5f_Office_5f_Temp5-backgroundobjects">
      <style:graphic-properties draw:stroke="none" draw:fill="none" draw:fill-color="#ffffff" draw:auto-grow-height="false" fo:min-height="1.27cm"/>
    </style:style>
    <style:style style:name="Mpr16" style:family="presentation" style:parent-style-name="Libre_5f_Office_5f_Temp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5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ibre_5f_Office_5f_Temp" style:display-name="Libre_Office_Temp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756cm" svg:height="0.425cm" svg:x="-0.438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Picture 8" draw:style-name="Mgr4" draw:text-style-name="MP6" draw:layer="backgroundobjects" svg:width="5.111cm" svg:height="5.333cm" svg:x="1.27cm" svg:y="0cm">
        <draw:image xlink:href="Pictures/10000000000001BB000001CEC43423888AD103C4.jpg" xlink:type="simple" xlink:show="embed" xlink:actuate="onLoad">
          <text:p/>
        </draw:image>
      </draw:frame>
      <draw:frame draw:name="Title 1" presentation:style-name="Mpr1" draw:text-style-name="MP10" draw:layer="backgroundobjects" svg:width="18.414cm" svg:height="1.269cm" svg:x="1.905cm" svg:y="5.715cm" presentation:class="title" presentation:user-transformed="true">
        <draw:text-box>
          <text:p text:style-name="MP9"><text:span text:style-name="MT3">Presentation Title</text:span></text:p>
        </draw:text-box>
      </draw:frame>
      <draw:frame draw:name="Picture 6" draw:style-name="Mgr4" draw:text-style-name="MP6" draw:layer="backgroundobjects" svg:width="6.349cm" svg:height="1.491cm" svg:x="13.123cm" svg:y="3.376cm">
        <draw:image xlink:href="Pictures/100002010000022600000081A69AB7CEF445882B.png" xlink:type="simple" xlink:show="embed" xlink:actuate="onLoad">
          <text:p/>
        </draw:image>
      </draw:frame>
      <draw:custom-shape draw:name="Footer Placeholder 4" draw:style-name="Mgr8" draw:text-style-name="MP8" draw:layer="backgroundobjects" svg:width="7.111cm" svg:height="0.38cm" svg:x="6.604cm" svg:y="10.837cm">
        <text:p text:style-name="MP11"><text:span text:style-name="MT4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ibre_5f_Office_5f_Temp-title" draw:layer="backgroundobjects" svg:width="13.968cm" svg:height="10.476cm" svg:x="3.81cm" svg:y="2.123cm" presentation:class="page"/>
        <draw:frame presentation:style-name="Libre_5f_Office_5f_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1" style:display-name="Libre_Office_Temp1" style:page-layout-name="PM1" draw:style-name="Mdp1">
      <draw:custom-shape draw:name="Rectangle 9" draw:style-name="Mgr3" draw:text-style-name="MP5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756cm" svg:height="0.425cm" svg:x="-0.438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Title 7" presentation:style-name="Mpr4" draw:text-style-name="MP12" draw:layer="backgroundobjects" svg:width="18.202cm" svg:height="0.888cm" svg:x="0.212cm" svg:y="0.169cm" presentation:class="title" presentation:user-transformed="true">
        <draw:text-box>
          <text:p text:style-name="MP9"><text:span text:style-name="MT5">Click to edit Master title style</text:span></text:p>
        </draw:text-box>
      </draw:frame>
      <presentation:notes style:page-layout-name="PM2">
        <draw:page-thumbnail presentation:style-name="Libre_5f_Office_5f_Temp1-title" draw:layer="backgroundobjects" svg:width="18.624cm" svg:height="10.476cm" svg:x="1.482cm" svg:y="2.123cm" presentation:class="page"/>
        <draw:frame presentation:style-name="Libre_5f_Office_5f_Temp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2" style:display-name="Libre_Office_Temp2" style:page-layout-name="PM1" draw:style-name="Mdp1">
      <draw:custom-shape draw:name="Rectangle 9" draw:style-name="Mgr3" draw:text-style-name="MP5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756cm" svg:height="0.425cm" svg:x="-0.438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Title 1" presentation:style-name="Mpr7" draw:text-style-name="MP12" draw:layer="backgroundobjects" svg:width="18.202cm" svg:height="0.888cm" svg:x="0.212cm" svg:y="0.169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presentation:style-name="Libre_5f_Office_5f_Temp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2-title" draw:layer="backgroundobjects" svg:width="18.624cm" svg:height="10.476cm" svg:x="1.482cm" svg:y="2.123cm" presentation:class="page"/>
        <draw:frame presentation:style-name="Libre_5f_Office_5f_Temp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3" draw:text-style-name="MP5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756cm" svg:height="0.425cm" svg:x="-0.438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Title 1" presentation:style-name="Mpr10" draw:text-style-name="MP12" draw:layer="backgroundobjects" svg:width="18.202cm" svg:height="0.888cm" svg:x="0.212cm" svg:y="0.169cm" presentation:class="title" presentation:user-transformed="true">
        <draw:text-box>
          <text:p text:style-name="MP9"><text:span text:style-name="MT5">Click to edit Master title style</text:span></text:p>
        </draw:text-box>
      </draw:frame>
      <presentation:notes style:page-layout-name="PM2"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4" style:display-name="Libre_Office_Temp4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756cm" svg:height="0.425cm" svg:x="-0.438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custom-shape draw:name="TextBox 10" draw:style-name="Mgr5" draw:text-style-name="MP14" draw:layer="backgroundobjects" svg:width="4.587cm" svg:height="0.425cm" svg:x="7.409cm" svg:y="10.072cm">
        <text:p text:style-name="MP13"><text:span text:style-name="MT6"><text:a xlink:href="http://www.globaledgesoft.com/" xlink:type="simple">www.globaledgesoft.com</text:a></text:span><text:span text:style-name="MT7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6" draw:layer="layout" svg:width="0.762cm" svg:height="0.507cm" svg:x="3.348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6" draw:style-name="Mgr9" draw:text-style-name="MP14" draw:layer="layout" svg:width="5.418cm" svg:height="1.534cm" svg:x="1.02cm" svg:y="8.141cm">
            <text:p text:style-name="MP15"><text:span text:style-name="MT8">Global Village</text:span></text:p>
            <text:p text:style-name="MP15"><text:span text:style-name="MT8">IT SEZ</text:span></text:p>
            <text:p text:style-name="MP15"><text:span text:style-name="MT8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6" draw:layer="layout" svg:width="0.761cm" svg:height="0.507cm" svg:x="16.214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8" draw:style-name="Mgr9" draw:text-style-name="MP14" draw:layer="layout" svg:width="5.409cm" svg:height="1.534cm" svg:x="13.89cm" svg:y="8.141cm">
            <text:p text:style-name="MP15"><text:span text:style-name="MT8">Raheja Mindspace</text:span></text:p>
            <text:p text:style-name="MP15"><text:span text:style-name="MT8">IT Park</text:span></text:p>
            <text:p text:style-name="MP15"><text:span text:style-name="MT8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6" draw:layer="layout" svg:width="0.761cm" svg:height="0.507cm" svg:x="9.783cm" svg:y="7.46cm">
            <draw:image xlink:href="Pictures/10000000000000420000002C408E28573CFEE13E.jpg" xlink:type="simple" xlink:show="embed" xlink:actuate="onLoad">
              <text:p/>
            </draw:image>
          </draw:frame>
          <draw:custom-shape draw:name="Rectangle 20" draw:style-name="Mgr9" draw:text-style-name="MP14" draw:layer="layout" svg:width="5.409cm" svg:height="1.534cm" svg:x="7.459cm" svg:y="8.141cm">
            <text:p text:style-name="MP15"><text:span text:style-name="MT8">South Main Street </text:span></text:p>
            <text:p text:style-name="MP15"><text:span text:style-name="MT8">Milpitas</text:span></text:p>
            <text:p text:style-name="MP15"><text:span text:style-name="MT8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14" draw:layer="backgroundobjects" svg:width="13.715cm" svg:height="0.867cm" svg:x="3.302cm" svg:y="0.882cm">
        <text:p text:style-name="MP13"><text:span text:style-name="MT9">Large enough to Deliver</text:span><text:span text:style-name="MT10">,</text:span><text:span text:style-name="MT11"> </text:span><text:span text:style-name="MT12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6" draw:layer="layout" svg:width="9.718cm" svg:height="3.809cm" svg:x="6.485cm" svg:y="1.99cm">
          <draw:image xlink:href="Pictures/100000000000034A0000014A90955AC42A399354.jpg" xlink:type="simple" xlink:show="embed" xlink:actuate="onLoad">
            <text:p/>
          </draw:image>
        </draw:frame>
        <draw:frame draw:name="Picture 13" draw:style-name="Mgr4" draw:text-style-name="MP6" draw:layer="layout" svg:width="2.604cm" svg:height="1.523cm" svg:x="4.116cm" svg:y="4.403cm">
          <draw:image xlink:href="Pictures/10000201000000E200000084D04EF803361B0203.png" xlink:type="simple" xlink:show="embed" xlink:actuate="onLoad">
            <text:p/>
          </draw:image>
        </draw:frame>
      </draw:g>
      <draw:frame draw:name="Picture 23" draw:style-name="Mgr4" draw:text-style-name="MP6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6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Libre_5f_Office_5f_Temp4-title" draw:layer="backgroundobjects" svg:width="18.287cm" svg:height="1.907cm" svg:x="1.016cm" svg:y="0.456cm" presentation:class="title" presentation:placeholder="true">
        <draw:text-box/>
      </draw:frame>
      <draw:frame presentation:style-name="Libre_5f_Office_5f_Temp4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4-title" draw:layer="backgroundobjects" svg:width="16.932cm" svg:height="9.524cm" svg:x="1.058cm" svg:y="1.93cm" presentation:class="page"/>
        <draw:frame presentation:style-name="Libre_5f_Office_5f_Temp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5" style:display-name="Libre_Office_Temp5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756cm" svg:height="0.425cm" svg:x="-0.438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custom-shape draw:name="TextBox 7" draw:style-name="Mgr10" draw:text-style-name="MP14" draw:layer="backgroundobjects" svg:width="7.28cm" svg:height="5.259cm" svg:x="12.404cm" svg:y="5.042cm">
        <text:p text:style-name="MP16"><text:span text:style-name="MT13">Fairness</text:span></text:p>
        <text:p text:style-name="MP16"><text:span text:style-name="MT13">Learning</text:span></text:p>
        <text:p text:style-name="MP16"><text:span text:style-name="MT13">Responsibility</text:span></text:p>
        <text:p text:style-name="MP16"><text:span text:style-name="MT13">Innovation</text:span></text:p>
        <text:p text:style-name="MP16"><text:span text:style-name="MT13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17" draw:layer="backgroundobjects" svg:width="16.086cm" svg:height="1.038cm" svg:x="0cm" svg:y="3.175cm">
        <text:p text:style-name="MP13"><text:span text:style-name="MT5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6.116cm" svg:height="1.433cm" svg:x="12.986cm" svg:y="0.894cm">
        <draw:image xlink:href="Pictures/10000201000002120000007C603C8B0C98963FC7.png" xlink:type="simple" xlink:show="embed" xlink:actuate="onLoad">
          <text:p/>
        </draw:image>
      </draw:frame>
      <draw:frame draw:name="Picture 9" draw:style-name="Mgr4" draw:text-style-name="MP6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presentation:notes style:page-layout-name="PM2">
        <draw:page-thumbnail presentation:style-name="Libre_5f_Office_5f_Temp5-title" draw:layer="backgroundobjects" svg:width="16.932cm" svg:height="9.524cm" svg:x="1.058cm" svg:y="1.93cm" presentation:class="page"/>
        <draw:frame presentation:style-name="Libre_5f_Office_5f_Temp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2</meta:editing-cycles>
    <meta:creation-date>2017-02-15T09:52:59.116000000</meta:creation-date>
    <meta:editing-duration>PT4M15S</meta:editing-duration>
    <meta:generator>LibreOffice/5.1.3.2$Windows_x86 LibreOffice_project/644e4637d1d8544fd9f56425bd6cec110e49301b</meta:generator>
    <dc:date>2017-02-15T09:57:12.285000000</dc:date>
    <meta:document-statistic meta:object-count="15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